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/>
    </style:style>
    <style:style style:name="P2" style:family="paragraph" style:parent-style-name="Standard">
      <style:text-properties fo:font-size="18pt" style:font-size-asian="15.75pt" style:font-size-complex="18pt"/>
    </style:style>
    <style:style style:name="P3" style:family="paragraph" style:parent-style-name="Standard">
      <style:text-properties fo:font-size="18pt" officeooo:rsid="00139d27" officeooo:paragraph-rsid="00139d27" style:font-size-asian="15.75pt" style:font-size-complex="18pt"/>
    </style:style>
    <style:style style:name="P4" style:family="paragraph" style:parent-style-name="Standard">
      <style:text-properties fo:font-size="18pt" officeooo:rsid="00196d11" officeooo:paragraph-rsid="00196d11" style:font-size-asian="15.75pt" style:font-size-complex="18pt"/>
    </style:style>
    <style:style style:name="P5" style:family="paragraph" style:parent-style-name="Standard">
      <style:text-properties fo:font-size="18pt" officeooo:rsid="001bd383" officeooo:paragraph-rsid="001bd383" style:font-size-asian="15.75pt" style:font-size-complex="18pt"/>
    </style:style>
    <style:style style:name="P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>
      <style:text-properties fo:font-size="18pt" officeooo:rsid="000ee2b2" officeooo:paragraph-rsid="001240a1" style:font-size-asian="18pt" style:font-size-complex="18pt"/>
    </style:style>
    <style:style style:name="P9" style:family="paragraph" style:parent-style-name="Standard">
      <style:text-properties fo:font-size="18pt" officeooo:paragraph-rsid="0021e177" style:font-size-asian="18pt" style:font-size-complex="18pt"/>
    </style:style>
    <style:style style:name="P10" style:family="paragraph" style:parent-style-name="Standard">
      <style:text-properties fo:font-size="18pt" officeooo:rsid="000ee2b2" officeooo:paragraph-rsid="000ee2b2"/>
    </style:style>
    <style:style style:name="P11" style:family="paragraph" style:parent-style-name="Standard">
      <style:text-properties fo:font-size="18pt" officeooo:rsid="001080bd" officeooo:paragraph-rsid="001080bd"/>
    </style:style>
    <style:style style:name="P12" style:family="paragraph" style:parent-style-name="Standard">
      <style:paragraph-properties fo:text-align="center" style:justify-single-word="false"/>
      <style:text-properties fo:color="#c9211e" fo:font-size="18pt" fo:font-weight="bold" officeooo:rsid="000b57f0" officeooo:paragraph-rsid="000b57f0" style:font-size-asian="15.75pt" style:font-weight-asian="bold" style:font-size-complex="18pt" style:font-weight-complex="bold"/>
    </style:style>
    <style:style style:name="P13" style:family="paragraph" style:parent-style-name="Text_20_body">
      <style:text-properties fo:font-weight="bold" officeooo:paragraph-rsid="001bd383" style:font-weight-asian="bold" style:font-weight-complex="bold"/>
    </style:style>
    <style:style style:name="P14" style:family="paragraph" style:list-style-name="L1"/>
    <style:style style:name="T1" style:family="text">
      <style:text-properties loext:padding="0cm" loext:border="non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officeooo:rsid="001bd383" style:font-size-asian="15.75pt" style:font-size-complex="18pt" loext:padding="0cm" loext:border="none"/>
    </style:style>
    <style:style style:name="T5" style:family="text">
      <style:text-properties fo:font-size="18pt" style:font-size-asian="15.75pt" style:font-size-complex="18pt" loext:padding="0cm" loext:border="none"/>
    </style:style>
    <style:style style:name="T6" style:family="text">
      <style:text-properties fo:color="#9cdcfe"/>
    </style:style>
    <style:style style:name="T7" style:family="text">
      <style:text-properties fo:color="#d4d4d4"/>
    </style:style>
    <style:style style:name="T8" style:family="text">
      <style:text-properties fo:color="#ce9178"/>
    </style:style>
    <style:style style:name="T9" style:family="text">
      <style:text-properties fo:color="#4ec9b0"/>
    </style:style>
    <style:style style:name="T10" style:family="text">
      <style:text-properties fo:color="#4fc1ff"/>
    </style:style>
    <style:style style:name="T11" style:family="text">
      <style:text-properties style:font-size-asian="18pt" style:font-size-complex="18pt"/>
    </style:style>
    <style:style style:name="T12" style:family="text">
      <style:text-properties fo:color="#569cd6"/>
    </style:style>
    <style:style style:name="T13" style:family="text">
      <style:text-properties officeooo:rsid="0021e177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erraform Modules</text:p>
      <text:p text:style-name="Standard"><text:span text:style-name="T3">A configuration directory has been created at the path </text:span><text:span text:style-name="Source_20_Text"><text:span text:style-name="T3">/root/terraform-projects/project-sapphire</text:span></text:span><text:span text:style-name="T3">. Inspect the </text:span><text:span text:style-name="Source_20_Text"><text:span text:style-name="T3">main.tf </text:span></text:span><text:span text:style-name="T3">file created in this directory and answer the following questions.</text:span></text:p>
      <text:p text:style-name="P2"/>
      <text:p text:style-name="Standard"><text:span text:style-name="T3">Which configuration block is defined in the </text:span><text:span text:style-name="Source_20_Text"><text:span text:style-name="T3">main.tf </text:span></text:span><text:span text:style-name="T3">file at the moment?</text:span></text:p>
      <text:p text:style-name="P7">module "iam_iam-user" {</text:p>
      <text:p text:style-name="P7">source = "terraform-aws-modules/iam/aws//modules/iam-user"</text:p>
      <text:p text:style-name="P7">version = "5.28.0"</text:p>
      <text:p text:style-name="P7"># insert the 1 required variable here</text:p>
      <text:p text:style-name="P1"><text:span text:style-name="T11">}</text:span></text:p>
      <text:p text:style-name="P10"><text:span text:style-name="T11">Module</text:span></text:p>
      <text:p text:style-name="P10"><text:span text:style-name="T11"/></text:p>
      <text:p text:style-name="Standard"><text:span text:style-name="T3">What is the source of the </text:span><text:span text:style-name="Source_20_Text"><text:span text:style-name="T3">module </text:span></text:span><text:span text:style-name="T3">used in this configuration?</text:span></text:p>
      <text:p text:style-name="P11"><text:span text:style-name="T11">Public</text:span></text:p>
      <text:p text:style-name="P11"><text:span text:style-name="T11"/></text:p>
      <text:p text:style-name="P6">What is the version of the module used?</text:p>
      <text:p text:style-name="P8"><text:span text:style-name="T11">5.28.0</text:span></text:p>
      <text:p text:style-name="P10"><text:span text:style-name="T11"/></text:p>
      <text:p text:style-name="Standard"><text:span text:style-name="T3">How many </text:span><text:span text:style-name="Source_20_Text"><text:span text:style-name="T3">required </text:span></text:span><text:span text:style-name="T3">arguments does this module expect?</text:span></text:p>
      <text:p text:style-name="P3">1</text:p>
      <text:p text:style-name="P2"/>
      <text:p text:style-name="Standard"><text:span text:style-name="T3">Which </text:span><text:span text:style-name="Source_20_Text"><text:span text:style-name="T3">argument </text:span></text:span><text:span text:style-name="T3">is to be specified, just to create an </text:span><text:span text:style-name="Source_20_Text"><text:span text:style-name="T3">IAM User with this module?</text:span></text:span></text:p>
      <text:p text:style-name="P2"/>
      <text:p text:style-name="P2"/>
      <text:p text:style-name="Text_20_body"><text:span text:style-name="T3">Now, update this module block that will allow it to create an </text:span><text:span text:style-name="Source_20_Text"><text:span text:style-name="T3">IAM User </text:span></text:span><text:span text:style-name="T3">called </text:span><text:span text:style-name="Source_20_Text"><text:span text:style-name="T3">max</text:span></text:span><text:span text:style-name="T3">. Adhere to the following requirements:</text:span></text:p>
      <text:list xml:id="list2435014377" text:style-name="L1">
        <text:list-item>
          <text:p text:style-name="Text_20_body"><text:span text:style-name="T3">Only use the </text:span><text:span text:style-name="Source_20_Text"><text:span text:style-name="T3">module </text:span></text:span><text:span text:style-name="T3">block in the </text:span><text:span text:style-name="Source_20_Text"><text:span text:style-name="T3">main.tf </text:span></text:span><text:span text:style-name="T3">file, do not add a separate </text:span><text:span text:style-name="Source_20_Text"><text:span text:style-name="T3">resource </text:span></text:span><text:span text:style-name="T3">block.</text:span></text:p>
        </text:list-item>
        <text:list-item>
          <text:p text:style-name="Text_20_body"><text:span text:style-name="T3">Module Name - </text:span><text:span text:style-name="Source_20_Text"><text:span text:style-name="T3">iam_iam-user</text:span></text:span></text:p>
        </text:list-item>
        <text:list-item>
          <text:p text:style-name="Text_20_body"><text:soft-page-break/><text:span text:style-name="T3">Only add the single </text:span><text:span text:style-name="Source_20_Text"><text:span text:style-name="T3">required </text:span></text:span><text:span text:style-name="T3">argument at this time.<text:line-break/><text:line-break/><text:line-break/>The </text:span><text:span text:style-name="Source_20_Text"><text:span text:style-name="T3">provider.tf </text:span></text:span><text:span text:style-name="T3">and </text:span><text:span text:style-name="Source_20_Text"><text:span text:style-name="T3">variables.tf </text:span></text:span><text:span text:style-name="T3">files have been added to this configuration directory now.</text:span></text:p>
        </text:list-item>
      </text:list>
      <text:p text:style-name="P7">module "iam_iam-user" {</text:p>
      <text:p text:style-name="P7">source = "terraform-aws-modules/iam/aws//modules/iam-user"</text:p>
      <text:p text:style-name="P7">version = "5.28.0"</text:p>
      <text:p text:style-name="P7"># insert the 1 required variable here</text:p>
      <text:p text:style-name="P7">name = "max"</text:p>
      <text:p text:style-name="P7">}</text:p>
      <text:p text:style-name="P4">terraform init and plan commands ran successfully</text:p>
      <text:p text:style-name="P4"/>
      <text:p text:style-name="Standard"><text:span text:style-name="T3">How many resources are set to be created in the </text:span><text:span text:style-name="Source_20_Text"><text:span text:style-name="T3">execution plan</text:span></text:span><text:span text:style-name="T3">?</text:span></text:p>
      <text:p text:style-name="P2">Plan: 3 to add, 0 to change, 0 to destroy.</text:p>
      <text:p text:style-name="P5">Ans 3</text:p>
      <text:p text:style-name="P5"/>
      <text:p text:style-name="P13"><text:span text:style-name="T4">Which resources are set to be created?</text:span></text:p>
      <text:p text:style-name="P2">module.iam_iam-user.aws_iam_access_key.this_no_pgp</text:p>
      <text:p text:style-name="P2"/>
      <text:p text:style-name="Text_20_body"><text:span text:style-name="T3">We only want to create the </text:span><text:span text:style-name="Source_20_Text"><text:span text:style-name="T3">IAM User</text:span></text:span><text:span text:style-name="T3">. Update the </text:span><text:span text:style-name="Source_20_Text"><text:span text:style-name="T3">module </text:span></text:span><text:span text:style-name="T3">block to only allow </text:span><text:span text:style-name="Source_20_Text"><text:span text:style-name="T3">create_user</text:span></text:span><text:span text:style-name="T3">. Disable </text:span><text:span text:style-name="Source_20_Text"><text:span text:style-name="T3">create_iam_access_key </text:span></text:span><text:span text:style-name="T3">and </text:span><text:span text:style-name="Source_20_Text"><text:span text:style-name="T3">create_iam_user_login_profile</text:span></text:span><text:span text:style-name="T3">.</text:span></text:p>
      <text:p text:style-name="Text_20_body"><text:span text:style-name="T3">When ready, run the </text:span><text:span text:style-name="Source_20_Text"><text:span text:style-name="T3">terraform </text:span></text:span><text:span text:style-name="T3">workflow to create the resources.</text:span></text:p>
      <text:p text:style-name="P7">module "iam_iam-user" {</text:p>
      <text:p text:style-name="P7">source = "terraform-aws-modules/iam/aws//modules/iam-user"</text:p>
      <text:p text:style-name="P7">version = "5.28.0"</text:p>
      <text:p text:style-name="P7"># insert the 1 required variable here</text:p>
      <text:p text:style-name="P7"><text:soft-page-break/>name = "max"</text:p>
      <text:p text:style-name="P7">create_iam_user_login_profile = false</text:p>
      <text:p text:style-name="P7">create_iam_access_key = false</text:p>
      <text:p text:style-name="P7">}</text:p>
      <text:p text:style-name="P7"/>
      <text:p text:style-name="P9"><text:span text:style-name="T13">terraform init, plan and apply commands ran successfull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14:59:45.179158641</meta:creation-date>
    <dc:date>2024-04-24T15:12:30.786916254</dc:date>
    <meta:editing-duration>PT12M36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3" meta:paragraph-count="43" meta:word-count="289" meta:character-count="1922" meta:non-whitespace-character-count="1677"/>
  </office:meta>
</office:document-meta>
</file>